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2000003E8F72618190C972330.png" manifest:media-type="image/png"/>
  <manifest:file-entry manifest:full-path="Pictures/10000201000004E2000003E8C9C811631A18BB09.png" manifest:media-type="image/png"/>
  <manifest:file-entry manifest:full-path="Pictures/10000201000004E2000003E83055D0C56D969173.png" manifest:media-type="image/png"/>
  <manifest:file-entry manifest:full-path="Pictures/10000000000003F3000000ED08618B3FFBE3BF45.png" manifest:media-type="image/png"/>
  <manifest:file-entry manifest:full-path="Pictures/1000020100000636000006EB37BC92647E69F650.png" manifest:media-type="image/png"/>
  <manifest:file-entry manifest:full-path="Pictures/10000000000003F400000075D011FF2B42D1065F.png" manifest:media-type="image/png"/>
  <manifest:file-entry manifest:full-path="Pictures/10000201000004E2000003E89BA702B3D733886C.png" manifest:media-type="image/png"/>
  <manifest:file-entry manifest:full-path="Pictures/1000000000000280000001E0D959E92CA676BD1D.png" manifest:media-type="image/png"/>
  <manifest:file-entry manifest:full-path="Pictures/10000201000004E2000003E844CBBC6A87256BE7.png" manifest:media-type="image/png"/>
  <manifest:file-entry manifest:full-path="Pictures/1000000000000280000001E02626F7E8B8A66EAF.png" manifest:media-type="image/png"/>
  <manifest:file-entry manifest:full-path="Pictures/10000201000004E2000003E84C8012342FC0F394.png" manifest:media-type="image/png"/>
  <manifest:file-entry manifest:full-path="Pictures/10000201000004E2000003E8374E97D066EB4D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15cm" draw:fontwork-adjust="autosize" draw:fontwork-distance="-0.3cm" draw:fontwork-start="0cm" draw:fontwork-shadow-offset-x="0cm" draw:fontwork-shadow-offset-y="0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15cm" fo:padding-left="0.3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4cm" svg:y1="3cm" svg:x2="19.7cm" svg:y2="3cm">
          <text:p/>
        </draw:line>
        <draw:line draw:style-name="gr1" draw:text-style-name="P1" draw:layer="layout" svg:x1="1.4cm" svg:y1="6.8cm" svg:x2="19.7cm" svg:y2="6.8cm">
          <text:p/>
        </draw:line>
        <draw:line draw:style-name="gr1" draw:text-style-name="P1" draw:layer="layout" svg:x1="1.4cm" svg:y1="13.6cm" svg:x2="19.7cm" svg:y2="13.6cm">
          <text:p/>
        </draw:line>
        <draw:frame draw:style-name="gr2" draw:text-style-name="P2" draw:layer="layout" svg:width="6.1cm" svg:height="0.962cm" svg:x="7.2cm" svg:y="7.1cm">
          <draw:text-box>
            <text:p>Resource Allocation</text:p>
          </draw:text-box>
        </draw:frame>
        <draw:frame draw:style-name="gr3" draw:text-style-name="P3" draw:layer="layout" svg:width="4.13cm" svg:height="4.6cm" svg:x="2.37cm" svg:y="8.3cm">
          <draw:image xlink:href="Pictures/1000020100000636000006EB37BC92647E69F650.png" xlink:type="simple" xlink:show="embed" xlink:actuate="onLoad">
            <text:p/>
          </draw:image>
        </draw:frame>
        <draw:frame draw:style-name="gr3" draw:text-style-name="P3" draw:layer="layout" svg:width="8.6cm" svg:height="2.016cm" svg:x="10.6cm" svg:y="8.084cm">
          <draw:image xlink:href="Pictures/10000000000003F3000000ED08618B3FFBE3BF45.png" xlink:type="simple" xlink:show="embed" xlink:actuate="onLoad">
            <text:p/>
          </draw:image>
        </draw:frame>
        <draw:frame draw:style-name="gr4" draw:text-style-name="P5" draw:layer="layout" svg:width="2.864cm" svg:height="0.962cm" svg:x="7.7cm" svg:y="8.4cm">
          <draw:text-box>
            <text:p text:style-name="P4">1. report</text:p>
          </draw:text-box>
        </draw:frame>
        <draw:frame draw:style-name="gr3" draw:text-style-name="P3" draw:layer="layout" svg:width="8.7cm" svg:height="2.048cm" svg:x="10.6cm" svg:y="10.1cm">
          <draw:image xlink:href="Pictures/10000201000004E2000003E83055D0C56D969173.png" xlink:type="simple" xlink:show="embed" xlink:actuate="onLoad">
            <text:p/>
          </draw:image>
        </draw:frame>
        <draw:frame draw:style-name="gr5" draw:text-style-name="P2" draw:layer="layout" svg:width="2.317cm" svg:height="0.962cm" svg:x="7.883cm" svg:y="10.4cm">
          <draw:text-box>
            <text:p>2. sort</text:p>
          </draw:text-box>
        </draw:frame>
        <draw:frame draw:style-name="gr3" draw:text-style-name="P3" draw:layer="layout" svg:width="8.7cm" svg:height="1.005cm" svg:x="10.6cm" svg:y="12.3cm">
          <draw:image xlink:href="Pictures/10000000000003F400000075D011FF2B42D1065F.png" xlink:type="simple" xlink:show="embed" xlink:actuate="onLoad">
            <text:p/>
          </draw:image>
        </draw:frame>
        <draw:frame draw:style-name="gr6" draw:text-style-name="P2" draw:layer="layout" svg:width="2.8cm" svg:height="0.962cm" svg:x="7.8cm" svg:y="12.138cm">
          <draw:text-box>
            <text:p>3. result</text:p>
          </draw:text-box>
        </draw:frame>
        <draw:line draw:style-name="gr1" draw:text-style-name="P1" draw:layer="layout" svg:x1="1.4cm" svg:y1="21.2cm" svg:x2="19.7cm" svg:y2="21.2cm">
          <text:p/>
        </draw:line>
        <draw:frame draw:style-name="gr3" draw:text-style-name="P3" draw:layer="layout" svg:width="7.5cm" svg:height="5.625cm" svg:x="1.8cm" svg:y="13.9cm">
          <draw:image xlink:href="Pictures/1000000000000280000001E0D959E92CA676BD1D.png" xlink:type="simple" xlink:show="embed" xlink:actuate="onLoad">
            <text:p/>
          </draw:image>
        </draw:frame>
        <draw:frame draw:style-name="gr3" draw:text-style-name="P3" draw:layer="layout" svg:width="7.466cm" svg:height="5.6cm" svg:x="11.434cm" svg:y="13.9cm">
          <draw:image xlink:href="Pictures/1000000000000280000001E02626F7E8B8A66EAF.png" xlink:type="simple" xlink:show="embed" xlink:actuate="onLoad">
            <text:p/>
          </draw:image>
        </draw:frame>
        <draw:frame draw:style-name="gr7" draw:text-style-name="P2" draw:layer="layout" svg:width="3.9cm" svg:height="0.962cm" svg:x="3.6cm" svg:y="19.8cm">
          <draw:text-box>
            <text:p>old</text:p>
          </draw:text-box>
        </draw:frame>
        <draw:frame draw:style-name="gr8" draw:text-style-name="P2" draw:layer="layout" svg:width="2.3cm" svg:height="0.962cm" svg:x="14.3cm" svg:y="19.8cm">
          <draw:text-box>
            <text:p>new</text:p>
          </draw:text-box>
        </draw:frame>
        <draw:frame draw:style-name="gr3" draw:text-style-name="P3" draw:layer="layout" svg:width="4.38cm" svg:height="3.5cm" svg:x="1.3cm" svg:y="21.5cm">
          <draw:image xlink:href="Pictures/10000201000004E2000003E84C8012342FC0F394.png" xlink:type="simple" xlink:show="embed" xlink:actuate="onLoad">
            <text:p/>
          </draw:image>
        </draw:frame>
        <draw:frame draw:style-name="gr3" draw:text-style-name="P3" draw:layer="layout" svg:width="4.38cm" svg:height="3.5cm" svg:x="5.6cm" svg:y="21.5cm">
          <draw:image xlink:href="Pictures/10000201000004E2000003E89BA702B3D733886C.png" xlink:type="simple" xlink:show="embed" xlink:actuate="onLoad">
            <text:p/>
          </draw:image>
        </draw:frame>
        <draw:frame draw:style-name="gr3" draw:text-style-name="P3" draw:layer="layout" svg:width="4.38cm" svg:height="3.5cm" svg:x="9.92cm" svg:y="21.5cm">
          <draw:image xlink:href="Pictures/10000201000004E2000003E8374E97D066EB4DDB.png" xlink:type="simple" xlink:show="embed" xlink:actuate="onLoad">
            <text:p/>
          </draw:image>
        </draw:frame>
        <draw:frame draw:style-name="gr3" draw:text-style-name="P3" draw:layer="layout" svg:width="4.38cm" svg:height="3.5cm" svg:x="1.3cm" svg:y="24.8cm">
          <draw:image xlink:href="Pictures/10000201000004E2000003E844CBBC6A87256BE7.png" xlink:type="simple" xlink:show="embed" xlink:actuate="onLoad">
            <text:p/>
          </draw:image>
        </draw:frame>
        <draw:frame draw:style-name="gr3" draw:text-style-name="P3" draw:layer="layout" svg:width="4.38cm" svg:height="3.5cm" svg:x="5.6cm" svg:y="24.8cm">
          <draw:image xlink:href="Pictures/10000201000004E2000003E8C9C811631A18BB09.png" xlink:type="simple" xlink:show="embed" xlink:actuate="onLoad">
            <text:p/>
          </draw:image>
        </draw:frame>
        <draw:frame draw:style-name="gr3" draw:text-style-name="P3" draw:layer="layout" svg:width="4.38cm" svg:height="3.5cm" svg:x="9.9cm" svg:y="24.8cm">
          <draw:image xlink:href="Pictures/10000201000004E2000003E8F72618190C97233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08T16:43:25.111295891</dc:date>
    <meta:editing-duration>PT3M41S</meta:editing-duration>
    <meta:editing-cycles>2</meta:editing-cycles>
    <meta:document-statistic meta:object-count="22"/>
  </office:meta>
</office:document-meta>
</file>